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T1" style:family="text" style:parent-style-name="Default">
      <style:text-properties fo:color="#000000" style:text-line-through-style="none" style:font-name="Iskoola Pota" style:font-name-asian="Iskoola Pota" style:font-name-complex="Iskoola Pot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Iskoola Pota" style:font-name-asian="Iskoola Pota" style:font-name-complex="Iskoola Pot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28083333333333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5.87375cm" style:use-optimal-column-width="true"/>
    </style:style>
    <style:style style:name="co8" style:family="table-column">
      <style:table-column-properties fo:break-before="auto" style:column-width="13.2820833333333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 හැඳින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බැංකු සේවාවල අවශ්‍යතාව හා බැංකු ගිණුම් වාර්තා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ිද්‍යුත් මුදල් ආශ්‍රිත සේවා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ිද්‍යුත් මුදල් ආශ්‍රිත සේවාවේ වැදගත්කම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ිද්‍යුත් මුදල් ආශ්‍රිත සේවාවේ ඇති සීමාවන්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ජංගම ගිණුම හා එහි වාසි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චෙක්පතක් භාවිතයෙන් ගණුදෙනු සිදු 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චෙක්පතක් රේඛනය හා පිටසන් 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ජංගම ගිණුමක් පවත්වාගෙන යාමේ වාසි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බැංකු ප්‍රකාශනය හා එ තුල අන්තර්ගත කරුණු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රක්ෂණ සංකල්ප පැහැදිලි කිරීම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ජීවිත රක්ෂණ හා දේපල රක්ෂණ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රක්ෂණ මුලධර්ම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<text:s/>සන්නිවේදන සංකල්ප පැහැදිලි කරයි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අභ්‍යන්තර හා බාහිර සන්නිවේදනය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සන්නිවේදන මාධ්‍ය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සන්නිවේදන ක්‍රියාවලිය හා එහි මූලිකාංග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සුදුසු සන්නිවේදන ක්‍රමයක් තෝරා බැලීමේදී සැලකිය යුතු කරුණු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ප්‍රවාහන සංකල්පය හා එහි මූලිකාංග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සුදුසු ප්‍රවාහන ක්‍රමයක් තෝරා ගැනීමේ දී සලකා බලන සාධක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්‍යාපාරික කටයුතු කාර්යක්ෂම කිරීම සඳහා ප්‍රවාහනය දායක වන ආකාරය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ිවිධ ප්‍රවාහන ක්ෂේත්‍ර හා එහි වාසි අවාසි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දේශීය වෙළදාම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සිල්ලර වෙළදාම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තොග වෙළදාම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ෙළෙඳාම සහ උපකාරක සේවා</text:p>
          </table:table-cell>
          <table:table-cell office:value-type="string" table:style-name="ce1">
            <text:p>විදේශීය වෙළදාම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කළමනාකරණය</text:p>
          </table:table-cell>
          <table:table-cell office:value-type="string" table:style-name="ce1">
            <text:p>කළමනාකරණය</text:p>
          </table:table-cell>
          <table:table-cell office:value-type="string" table:style-name="ce1">
            <text:p>ව්‍යාපාර කළමනාකරණය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කළමනාකරණය</text:p>
          </table:table-cell>
          <table:table-cell office:value-type="string" table:style-name="ce1">
            <text:p>කළමනාකරණය</text:p>
          </table:table-cell>
          <table:table-cell office:value-type="string" table:style-name="ce1">
            <text:p>කළමනාකරණ කාර්යන්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කළමනාකරණය</text:p>
          </table:table-cell>
          <table:table-cell office:value-type="string" table:style-name="ce1">
            <text:p>කළමනාකරණය</text:p>
          </table:table-cell>
          <table:table-cell office:value-type="string" table:style-name="ce1">
            <text:p><text:s/>කළමනාකරණ සංකල්පය හා SWOT විශ්ලේශණය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ලෙවිකරණය</text:p>
          </table:table-cell>
          <table:table-cell office:value-type="string" table:style-name="ce1">
            <text:p>අලෙවිකරණය</text:p>
          </table:table-cell>
          <table:table-cell office:value-type="string" table:style-name="ce1">
            <text:p>අලෙවිකරණ සංකල්පය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ලෙවිකරණය</text:p>
          </table:table-cell>
          <table:table-cell office:value-type="string" table:style-name="ce1">
            <text:p>අලෙවිකරණය</text:p>
          </table:table-cell>
          <table:table-cell office:value-type="string" table:style-name="ce1">
            <text:p><text:s/>ඉලක්ක වෙළෙඳපොළ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ලෙවිකරණය</text:p>
          </table:table-cell>
          <table:table-cell office:value-type="string" table:style-name="ce1">
            <text:p>අලෙවිකරණය</text:p>
          </table:table-cell>
          <table:table-cell office:value-type="string" table:style-name="ce1">
            <text:p><text:s text:c="2"/>අලෙවිකරණ මිශ්‍රය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ිකුණුම් පිරිවැය ගණනය කරයි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<text:span text:style-name="T2">වෙළෙද ගිණුම් හා</text:span><text:s/>දල ලාභය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ෙළෙද ගිණුම් ඇසුරින් දල ලාභ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1-3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<text:s/>දල ලාභ සමීකරණය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<text:s/>ලාභ <text:s/>ලාභ ගිණුම පැහැදිලි කරයි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බෙදාහැරීමේ වියදම් වාර්තා කිරීම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පරිපාලන වියදම් වාර්තා කරයි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මූල්‍ය හා වෙනත් වියදම් හා ආදායම් වාර්තා කරයි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<text:s/>ආදායම් ප්‍රකාශය පිළියෙල කිරීම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ියදම් සමග ශුද්ධ ලාභ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ලාභ ලාභ ගිණුම්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ලාභ ලාභ ගිණුම් පිළියෙළ කිරීම හා ක්ෂේත්‍ර පත්‍ර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ලාභ අලාභ ප්‍රකාශන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ලාභ අලාභ ප්‍රකාශන ආකෘති යොදාගනිමින් ගැටළු විසදමු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ව්‍යාපාරයක මූල්‍ය ප්‍රකාශන</text:p>
          </table:table-cell>
          <table:table-cell office:value-type="string" table:style-name="ce1">
            <text:p>ලාභ හෝ අලාභ ප්‍රකාශන ඇසුරින් අභ්‍යාස සකස් කිරීම්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<text:s/>උචිත පදනම පැහැදිලි කරයි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ලැබිය යුතු අදායම් පැහැදිලි කරයි<text:s text:c="2"/>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බොල් ණය හඳුන්වයි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බොල් ණය ගැලපීමට අදාළ අභ්‍යාස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ෙවිය යුතු වියදම් ලැබිය යුතු අදායම් බොල් ණය ගැලපීමට ආශ්‍රිත අභ්‍යාස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ෙවිය යුතු වියදම් ලැබිය යුතු අදායම් බොල් ණය ජනල් සටහන් ආශ්‍රිත අභ්‍යාස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ක්ෂයවීම හා ක්ෂය වීමට හේතු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සරල මාර්ග ක්ෂය ක්‍රමය අනුව වත්කම් ක්ෂය කරයි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සරල මාර්ග ක්ෂය ක්‍රමය අනුව වත්කම් ක්ෂය කිරීමේ අභ්‍යාස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ක්ෂය වීම ගිණුම්ගත කිරීම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ක්ෂය වෙන් කිරීම ගිණුමක් ඇසුරින් ක්ෂය සදහා ගිණුම් තබයි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ක්ෂය වීම ලාභය හා වත්කම කෙරෙහි සිදුකර ඇති බලපෑම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මූල්‍ය තත්ත්ව ප්‍රකාශ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මූල්‍ය තත්ත්ව ප්‍රකාශ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මූල්‍ය තත්ත්ව ප්‍රකාශයට අදාල අභ්‍යාස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<text:span text:style-name="T2">මූල්‍ය තත්ත්ව ප්‍රකාශය</text:span>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ලපීම් සහිත මූල්‍ය ප්‍රකාශන පිළියෙල කිරීම I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ලපීම් සහිත මුල්‍ය ප්‍රකාශන පිළියෙළ කිරීම ii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ලපීම් සහිත මුල්‍ය ප්‍රකාශන පිළියෙළ කිරීම අභ්‍යාස අංක 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<text:span text:style-name="T2">විභාග ප්‍රශ්න ඇසුරින්<text:s/></text:span>ගැලපීම් සහිත මුල්‍ය ප්‍රකාශන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විභාග ප්‍රශ්න ඇසුරින් <text:s/>ගැලපීම් සහිත මුල්‍ය ප්‍රකාශන පිළියෙළ කිරීම (අභ්‍යාස ඇසුරින්)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<text:span text:style-name="T2">විභාග ප්‍රශ්න ඇසුරින්<text:s/></text:span>මුල්‍ය ප්‍රකාශන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විභාග ප්‍රශ්න ඇසුරින් <text:s/>මුල්‍ය ප්‍රකාශන පිළියෙළ කිරීම අභ්‍යාස 04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මුල්‍ය ප්‍රකාශ ඇසුරින් ගැටළු විසදීම I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මුල්‍ය ප්‍රකාශ ඇසුරින් ගැටළු විසදීම II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මුල්‍ය ප්‍රකාශ ඇසුරින් ගැටළු විසදීම III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පසුගිය විභාග ප්‍රශ්න ඇසුරින් බහුවරණ ප්‍රශ්න සාකච්ඡා කිරීම I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ගැළපුම් සටහන් සහිත මූල්‍ය ප්‍රකාශන</text:p>
          </table:table-cell>
          <table:table-cell office:value-type="string" table:style-name="ce1">
            <text:p>පසුගිය විභාග ප්‍රශ්න ඇසුරින් බහුවරණ ප්‍රශ්න සාකච්ඡා කිරීම II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 වල අරමුණු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යක මූල්‍ය ප්‍රකාශණ පැහැදිලි කිරීම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ැබීම හා ගෙවීම් ගිණුම්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ැබීම හා ගෙවීම් ගිණුම් පිළියෙළ කිරීමේ අරමුණු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ැබීම හා ගෙවීම් ගිණුමක ලක්ෂණ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ැබීම හා ගෙවීම් ගිණුම් ගිණුම අදාළ අභ්‍යාස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ැබීම හා ගෙවීම් ගිණුම්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අදායම් හා වියදම් ප්‍රකාශනය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ආදායම් ප්‍රකාශනය පිළියෙල කිරීම හා අවශ්‍යතා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අදායම් හා වියදම් ගිණුම් පිළියෙළ කිරීම්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අදායම් හා වියදම් ගිණුම් තුලින් අතිරික්තතාවය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අදායම් හා වියදම් ගිණුම් තුලින් ඌනතාවය හදුනාගැනීම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ලාභ අරමුණු කර නොගත් සංවිධාන</text:p>
          </table:table-cell>
          <table:table-cell office:value-type="string" table:style-name="ce1">
            <text:p>අදායම් හා වියදම් ගිණුමට අදාළ අභ්‍යාස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පැහැදිලි කිරීම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ප්‍රාථමික පිරිවැය හදුනාගැනීම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පොදු කාර්ය පිරිවැය හදුනාගැනීම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මුළු නිෂ්පාදන පිරිවැ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මුළු නිෂ්පාදන පිරිවැය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ඒකකය පිරිවැ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ඒකකයක ලාභාන්තිකය තීරණය කිරීම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ඒකකයක විකුණුම් මිල තීරණය කිරීම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පරිගණක පැතුරුම්පත් මගින් පිරිවැය ලේඛනය සකස් කිරීම්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පිරිවැය ලේඛනය සකස් කිරීම්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ගිණුම් වලට අදාල අභ්‍යාස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පිරිවැය ලේඛනය</text:p>
          </table:table-cell>
          <table:table-cell office:value-type="string" table:style-name="ce1">
            <text:p>නිෂ්පාදන ගිණුම් අභ්‍යාස III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ආයෝජනය</text:p>
          </table:table-cell>
          <table:table-cell office:value-type="string" table:style-name="ce1">
            <text:p>ආයෝජනය</text:p>
          </table:table-cell>
          <table:table-cell office:value-type="string" table:style-name="ce1">
            <text:p>ආයෝජන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ආයෝජනය</text:p>
          </table:table-cell>
          <table:table-cell office:value-type="string" table:style-name="ce1">
            <text:p>ආයෝජනය</text:p>
          </table:table-cell>
          <table:table-cell office:value-type="string" table:style-name="ce1">
            <text:p>විවිධ ආයෝජන මාර්ග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merce-11-t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ආයෝජනය</text:p>
          </table:table-cell>
          <table:table-cell office:value-type="string" table:style-name="ce1">
            <text:p>ආයෝජනය</text:p>
          </table:table-cell>
          <table:table-cell office:value-type="string" table:style-name="ce1">
            <text:p>විවිධ ආයෝජන මාර්ග තෝරාගැනීමේදී සලකා බලන සාධක</text:p>
          </table:table-cell>
          <table:table-cell table:number-columns-repeated="16374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15T09:04:16Z</meta:creation-date>
    <dc:date>2022-09-24T05:16:47Z</dc:date>
    <meta:editing-cycles>121</meta:editing-cycles>
    <meta:editing-duration>PT42833S</meta:editing-duration>
  </office:meta>
</office:document-meta>
</file>